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32996" officeooo:paragraph-rsid="00132996"/>
    </style:style>
    <style:style style:name="P2" style:family="paragraph" style:parent-style-name="Standard">
      <style:paragraph-properties fo:line-height="100%"/>
      <style:text-properties fo:font-size="10pt" officeooo:rsid="00102afd" officeooo:paragraph-rsid="00102afd" style:font-size-asian="10pt" style:font-size-complex="10pt"/>
    </style:style>
    <style:style style:name="P3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26fb27" officeooo:paragraph-rsid="001b418e" style:font-size-asian="10pt" style:font-size-complex="10pt"/>
    </style:style>
    <style:style style:name="P4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0aa02" officeooo:paragraph-rsid="0030aa02" style:font-size-asian="10pt" style:font-size-complex="10pt"/>
    </style:style>
    <style:style style:name="P5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64226" officeooo:paragraph-rsid="00364226" style:font-size-asian="10pt" style:font-size-complex="10pt"/>
    </style:style>
    <style:style style:name="P6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1e5fc" officeooo:paragraph-rsid="003bb47f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officeooo:rsid="0031e5fc" officeooo:paragraph-rsid="003bb47f" style:font-size-asian="10pt" style:font-size-complex="10pt"/>
    </style:style>
    <style:style style:name="P8" style:family="paragraph" style:parent-style-name="Standard" style:list-style-name="L1">
      <style:paragraph-properties fo:margin-top="0in" fo:margin-bottom="0in" loext:contextual-spacing="false" fo:line-height="100%"/>
      <style:text-properties fo:font-size="10pt" officeooo:rsid="00398170" officeooo:paragraph-rsid="00398170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officeooo:rsid="00398170" officeooo:paragraph-rsid="00398170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officeooo:rsid="0013d895" officeooo:paragraph-rsid="00427fcd"/>
    </style:style>
    <style:style style:name="P11" style:family="paragraph" style:parent-style-name="Standard">
      <style:paragraph-properties fo:margin-top="0in" fo:margin-bottom="0in" loext:contextual-spacing="false"/>
      <style:text-properties officeooo:rsid="0013d895" officeooo:paragraph-rsid="0043d619"/>
    </style:style>
    <style:style style:name="P12" style:family="paragraph" style:parent-style-name="Subtitle">
      <style:paragraph-properties fo:line-height="100%"/>
      <style:text-properties officeooo:rsid="001445be" officeooo:paragraph-rsid="001445be"/>
    </style:style>
    <style:style style:name="P13" style:family="paragraph" style:parent-style-name="Subtitle">
      <style:paragraph-properties fo:line-height="100%" fo:break-before="page"/>
      <style:text-properties officeooo:rsid="003cc84d" officeooo:paragraph-rsid="003cc84d"/>
    </style:style>
    <style:style style:name="P14" style:family="paragraph" style:parent-style-name="Text_20_body">
      <style:paragraph-properties fo:line-height="100%"/>
      <style:text-properties officeooo:rsid="001445be" officeooo:paragraph-rsid="001445be"/>
    </style:style>
    <style:style style:name="P15" style:family="paragraph" style:parent-style-name="Text_20_body">
      <style:paragraph-properties fo:margin-top="0in" fo:margin-bottom="0in" loext:contextual-spacing="false"/>
    </style:style>
    <style:style style:name="P16" style:family="paragraph" style:parent-style-name="Text_20_body" style:list-style-name="L1">
      <style:paragraph-properties fo:margin-top="0in" fo:margin-bottom="0in" loext:contextual-spacing="false" fo:line-height="100%"/>
      <style:text-properties style:text-line-through-style="solid" style:text-line-through-type="single" fo:font-size="10pt" officeooo:rsid="002b21f9" officeooo:paragraph-rsid="002b21f9" style:font-size-asian="10pt" style:font-size-complex="10pt"/>
    </style:style>
    <style:style style:name="P17" style:family="paragraph" style:parent-style-name="Text_20_body" style:list-style-name="L1">
      <style:paragraph-properties fo:margin-top="0in" fo:margin-bottom="0in" loext:contextual-spacing="false" fo:line-height="100%"/>
      <style:text-properties style:text-line-through-style="solid" style:text-line-through-type="single" fo:font-size="10pt" officeooo:rsid="002b72e2" officeooo:paragraph-rsid="002c4dfb" style:font-size-asian="10pt" style:font-size-complex="10pt"/>
    </style:style>
    <style:style style:name="P18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7bde2" officeooo:paragraph-rsid="0017bde2" style:font-size-asian="10pt" style:font-size-complex="10pt"/>
    </style:style>
    <style:style style:name="P19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956e7" officeooo:paragraph-rsid="0021f512" style:font-size-asian="10pt" style:font-size-complex="10pt"/>
    </style:style>
    <style:style style:name="P20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956e7" officeooo:paragraph-rsid="001fe28b" style:font-size-asian="10pt" style:font-size-complex="10pt"/>
    </style:style>
    <style:style style:name="P21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a8176" officeooo:paragraph-rsid="001a8176" style:font-size-asian="10pt" style:font-size-complex="10pt"/>
    </style:style>
    <style:style style:name="P22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d2afc" officeooo:paragraph-rsid="001d2afc" style:font-size-asian="10pt" style:font-size-complex="10pt"/>
    </style:style>
    <style:style style:name="P23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1b418e" officeooo:paragraph-rsid="001b418e" style:font-size-asian="10pt" style:font-size-complex="10pt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font-size="10pt" officeooo:rsid="001b418e" officeooo:paragraph-rsid="001b418e" style:font-size-asian="10pt" style:font-size-complex="10pt"/>
    </style:style>
    <style:style style:name="P25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75ef2" officeooo:paragraph-rsid="00275ef2" style:font-size-asian="10pt" style:font-size-complex="10pt"/>
    </style:style>
    <style:style style:name="P26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a9eb9" officeooo:paragraph-rsid="002a9eb9" style:font-size-asian="10pt" style:font-size-complex="10pt"/>
    </style:style>
    <style:style style:name="P27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b21f9" officeooo:paragraph-rsid="002b21f9" style:font-size-asian="10pt" style:font-size-complex="10pt"/>
    </style:style>
    <style:style style:name="P28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b72e2" officeooo:paragraph-rsid="002c0430" style:font-size-asian="10pt" style:font-size-complex="10pt"/>
    </style:style>
    <style:style style:name="P29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f0fd3" officeooo:paragraph-rsid="002f0fd3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rsid="002f5506" officeooo:paragraph-rsid="002f5506" style:font-size-asian="10pt" style:font-size-complex="10pt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fo:font-size="10pt" officeooo:rsid="0026fb27" officeooo:paragraph-rsid="001b418e" style:font-size-asian="10pt" style:font-size-complex="10p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paragraph-rsid="0021f512" style:font-size-asian="10pt" style:font-size-complex="10pt"/>
    </style:style>
    <style:style style:name="P33" style:family="paragraph" style:parent-style-name="Text_20_body" style:list-style-name="L1">
      <style:paragraph-properties fo:margin-top="0in" fo:margin-bottom="0in" loext:contextual-spacing="false" fo:line-height="100%"/>
      <style:text-properties fo:font-size="10pt" officeooo:paragraph-rsid="002c4dfb" style:font-size-asian="10pt" style:font-size-complex="10pt"/>
    </style:style>
    <style:style style:name="P34" style:family="paragraph" style:parent-style-name="Text_20_body" style:list-style-name="L2">
      <style:paragraph-properties fo:margin-top="0in" fo:margin-bottom="0in" loext:contextual-spacing="false"/>
    </style:style>
    <style:style style:name="P35" style:family="paragraph" style:parent-style-name="Text_20_body" style:list-style-name="L4">
      <style:paragraph-properties fo:margin-top="0in" fo:margin-bottom="0in" loext:contextual-spacing="false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427fcd"/>
    </style:style>
    <style:style style:name="P37" style:family="paragraph" style:parent-style-name="Text_20_body">
      <style:paragraph-properties fo:margin-left="1in" fo:margin-right="0in" fo:margin-top="0in" fo:margin-bottom="0in" loext:contextual-spacing="false" fo:text-indent="0in" style:auto-text-indent="false"/>
    </style:style>
    <style:style style:name="P38" style:family="paragraph" style:parent-style-name="Title">
      <style:paragraph-properties fo:line-height="100%"/>
    </style:style>
    <style:style style:name="T1" style:family="text">
      <style:text-properties officeooo:rsid="0014c5f8"/>
    </style:style>
    <style:style style:name="T2" style:family="text">
      <style:text-properties officeooo:rsid="0017bde2"/>
    </style:style>
    <style:style style:name="T3" style:family="text">
      <style:text-properties officeooo:rsid="001956e7"/>
    </style:style>
    <style:style style:name="T4" style:family="text">
      <style:text-properties officeooo:rsid="001d193e"/>
    </style:style>
    <style:style style:name="T5" style:family="text">
      <style:text-properties officeooo:rsid="001e2e9d"/>
    </style:style>
    <style:style style:name="T6" style:family="text">
      <style:text-properties officeooo:rsid="001fe28b"/>
    </style:style>
    <style:style style:name="T7" style:family="text">
      <style:text-properties officeooo:rsid="0023a75c"/>
    </style:style>
    <style:style style:name="T8" style:family="text">
      <style:text-properties officeooo:rsid="0024e4ee"/>
    </style:style>
    <style:style style:name="T9" style:family="text">
      <style:text-properties officeooo:rsid="0029107e"/>
    </style:style>
    <style:style style:name="T10" style:family="text">
      <style:text-properties officeooo:rsid="002c0430"/>
    </style:style>
    <style:style style:name="T11" style:family="text">
      <style:text-properties officeooo:rsid="002c4dfb"/>
    </style:style>
    <style:style style:name="T12" style:family="text">
      <style:text-properties officeooo:rsid="002d365f"/>
    </style:style>
    <style:style style:name="T13" style:family="text">
      <style:text-properties fo:language="nl" fo:country="BE"/>
    </style:style>
    <style:style style:name="T14" style:family="text">
      <style:text-properties fo:language="nl" fo:country="BE" officeooo:rsid="00316bf3"/>
    </style:style>
    <style:style style:name="T15" style:family="text">
      <style:text-properties fo:language="nl" fo:country="BE" officeooo:rsid="00338ac5"/>
    </style:style>
    <style:style style:name="T16" style:family="text">
      <style:text-properties fo:language="nl" fo:country="BE" officeooo:rsid="00357218"/>
    </style:style>
    <style:style style:name="T17" style:family="text">
      <style:text-properties fo:language="nl" fo:country="BE" officeooo:rsid="0037db45"/>
    </style:style>
    <style:style style:name="T18" style:family="text">
      <style:text-properties fo:language="nl" fo:country="BE" officeooo:rsid="003bb47f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310180" style:font-size-asian="10pt" style:font-size-complex="10pt"/>
    </style:style>
    <style:style style:name="T21" style:family="text">
      <style:text-properties fo:font-size="10pt" officeooo:rsid="0027d021" style:font-size-asian="10pt" style:font-size-complex="10pt"/>
    </style:style>
    <style:style style:name="T22" style:family="text">
      <style:text-properties fo:font-size="10pt" officeooo:rsid="004046f1" style:font-size-asian="10pt" style:font-size-complex="10pt"/>
    </style:style>
    <style:style style:name="T23" style:family="text">
      <style:text-properties officeooo:rsid="003cc84d"/>
    </style:style>
    <style:style style:name="T24" style:family="text">
      <style:text-properties officeooo:rsid="003e6ab1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1pt" style:font-size-asian="11pt" style:font-size-complex="11pt"/>
    </style:style>
    <style:style style:name="T27" style:family="text">
      <style:text-properties style:font-name="Liberation Serif" fo:font-size="11pt" officeooo:rsid="0029cac0" style:font-size-asian="11pt" style:font-size-complex="11pt"/>
    </style:style>
    <style:style style:name="T28" style:family="text">
      <style:text-properties style:font-name="Liberation Serif" fo:font-size="11pt" officeooo:rsid="00259301" style:font-size-asian="11pt" style:font-size-complex="11pt"/>
    </style:style>
    <style:style style:name="T29" style:family="text">
      <style:text-properties style:font-name="Liberation Serif" fo:font-size="11pt" officeooo:rsid="0027d021" style:font-size-asian="11pt" style:font-size-complex="11pt"/>
    </style:style>
    <style:style style:name="T30" style:family="text">
      <style:text-properties style:font-name="Liberation Serif" fo:font-size="11pt" officeooo:rsid="00310180" style:font-size-asian="11pt" style:font-size-complex="11pt"/>
    </style:style>
    <style:style style:name="T31" style:family="text">
      <style:text-properties style:font-name="Liberation Serif" fo:font-size="11pt" officeooo:rsid="004046f1" style:font-size-asian="11pt" style:font-size-complex="11pt"/>
    </style:style>
    <style:style style:name="T32" style:family="text">
      <style:text-properties style:font-name="Liberation Serif" fo:font-size="11pt" officeooo:rsid="00427fcd" style:font-size-asian="11pt" style:font-size-complex="11pt"/>
    </style:style>
    <style:style style:name="T33" style:family="text">
      <style:text-properties style:font-name="Liberation Serif" fo:font-size="11pt" officeooo:rsid="0043d619" style:font-size-asian="11pt" style:font-size-complex="11pt"/>
    </style:style>
    <style:style style:name="T34" style:family="text">
      <style:text-properties style:font-name="Liberation Serif" officeooo:rsid="00310180"/>
    </style:style>
    <style:style style:name="T35" style:family="text">
      <style:text-properties style:font-name="Liberation Serif" officeooo:rsid="0027d021"/>
    </style:style>
    <style:style style:name="T36" style:family="text">
      <style:text-properties style:font-name="Liberation Serif" officeooo:rsid="004046f1"/>
    </style:style>
    <style:style style:name="T37" style:family="text">
      <style:text-properties style:font-name="Liberation Serif" fo:font-size="10pt" style:font-size-asian="10pt" style:font-size-complex="10pt"/>
    </style:style>
    <style:style style:name="T38" style:family="text">
      <style:text-properties style:font-name="Liberation Serif" fo:font-size="10pt" officeooo:rsid="00310180" style:font-size-asian="10pt" style:font-size-complex="10pt"/>
    </style:style>
    <style:style style:name="T39" style:family="text">
      <style:text-properties style:font-name="Liberation Serif" fo:font-size="10pt" officeooo:rsid="0027d021" style:font-size-asian="10pt" style:font-size-complex="10pt"/>
    </style:style>
    <style:style style:name="T40" style:family="text">
      <style:text-properties style:font-name="Liberation Serif" fo:font-size="10pt" officeooo:rsid="004046f1" style:font-size-asian="10pt" style:font-size-complex="10pt"/>
    </style:style>
    <style:style style:name="T41" style:family="text">
      <style:text-properties style:font-name="Liberation Mono" fo:font-size="10pt" style:font-size-asian="10pt" style:font-size-complex="10pt"/>
    </style:style>
    <style:style style:name="T42" style:family="text">
      <style:text-properties style:font-name="Liberation Mono" fo:font-size="10pt" officeooo:rsid="00310180" style:font-size-asian="10pt" style:font-size-complex="10pt"/>
    </style:style>
    <style:style style:name="T43" style:family="text">
      <style:text-properties style:font-name="Liberation Mono" fo:font-size="10pt" officeooo:rsid="0027d021" style:font-size-asian="10pt" style:font-size-complex="10pt"/>
    </style:style>
    <style:style style:name="T44" style:family="text">
      <style:text-properties style:font-name="Liberation Mono" fo:font-size="10pt" officeooo:rsid="004046f1" style:font-size-asian="10pt" style:font-size-complex="10pt"/>
    </style:style>
    <style:style style:name="T45" style:family="text">
      <style:text-properties style:font-name="Liberation Mono" fo:font-size="10pt" officeooo:rsid="0041efd0" style:font-size-asian="10pt" style:font-size-complex="10pt"/>
    </style:style>
    <style:style style:name="T46" style:family="text">
      <style:text-properties style:font-name="Liberation Mono" fo:font-size="10pt" officeooo:rsid="00427fcd" style:font-size-asian="10pt" style:font-size-complex="10pt"/>
    </style:style>
    <style:style style:name="T47" style:family="text">
      <style:text-properties style:font-name="Liberation Mono" fo:font-size="10pt" officeooo:rsid="0041efd0" style:font-name-asian="Noto Sans Mono CJK SC" style:font-size-asian="10pt" style:font-name-complex="Liberation Mono" style:font-size-complex="10pt"/>
    </style:style>
    <style:style style:name="T48" style:family="text">
      <style:text-properties officeooo:rsid="0041ef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tep 2: JSON to MySQL</text:p>
      <text:p text:style-name="P2">Using mysqlclient we are going to read the JSON files into our database.</text:p>
      <text:p text:style-name="P1"><text:span text:style-name="T19">Database name = ‘covid’</text:span></text:p>
      <text:p text:style-name="P12">1. Create database &amp; tables</text:p>
      <text:list xml:id="list3657067169" text:style-name="L1">
        <text:list-item>
          <text:p text:style-name="P18">Covidcases per provincie per datum per leeftijdsgroep</text:p>
          <text:list>
            <text:list-item>
              <text:p text:style-name="P32"><text:span text:style-name="T3">DATE</text:span><text:span text:style-name="T2"> – </text:span><text:span text:style-name="T3">Datum </text:span></text:p>
              <text:list>
                <text:list-item>
                  <text:p text:style-name="P32"><text:span text:style-name="T3">‘YYYY-MM-DD’</text:span></text:p>
                </text:list-item>
              </text:list>
            </text:list-item>
            <text:list-item>
              <text:p text:style-name="P19">PROVINCE – Provincie</text:p>
              <text:list>
                <text:list-item>
                  <text:p text:style-name="P19">‘Antwerpen’, ‘<text:span text:style-name="T7">WestVlaanderen’, ‘OostVlaanderen’, ‘Limburg’, ‘VlaamsBrabant’</text:span></text:p>
                </text:list-item>
                <text:list-item>
                  <text:p text:style-name="P19">‘<text:span text:style-name="T7">Brussels’</text:span></text:p>
                </text:list-item>
                <text:list-item>
                  <text:p text:style-name="P19">‘<text:span text:style-name="T7">Hainaut’, ‘Luxembourg’, ‘Li</text:span><text:span text:style-name="T8">ège’, ‘BrabantWallon’, ‘Namur’</text:span></text:p>
                </text:list-item>
              </text:list>
            </text:list-item>
            <text:list-item>
              <text:p text:style-name="P20">REGION – Regio </text:p>
              <text:list>
                <text:list-item>
                  <text:p text:style-name="P20">‘<text:span text:style-name="T6">Flanders’, ‘Wallonia’, ‘Brussels’</text:span></text:p>
                </text:list-item>
              </text:list>
            </text:list-item>
            <text:list-item>
              <text:p text:style-name="P21">AGEGROUP<text:tab/>- leeftijdsgroep </text:p>
              <text:list>
                <text:list-item>
                  <text:p text:style-name="P22">‘0-9’, ‘<text:span text:style-name="T5">10-19’, </text:span>‘20-29’, ‘30-39’, ‘40-49’, ‘50-59’, ‘60-69’, ‘70-79’, ‘80-89’, ‘90+’</text:p>
                </text:list-item>
              </text:list>
            </text:list-item>
            <text:list-item>
              <text:p text:style-name="P21">SEX – Geslacht “M” <text:span text:style-name="T4">of “F”</text:span></text:p>
            </text:list-item>
            <text:list-item>
              <text:p text:style-name="P23">Cases – int()</text:p>
            </text:list-item>
          </text:list>
        </text:list-item>
      </text:list>
      <text:p text:style-name="P24"/>
      <text:list xml:id="list160811777236588" text:continue-numbering="true" text:style-name="L1">
        <text:list-item>
          <text:p text:style-name="P25">Informatie over hospitalisatie per provincie per dat<text:span text:style-name="T9">um</text:span></text:p>
          <text:list>
            <text:list-item>
              <text:p text:style-name="P26">DATE – Datum</text:p>
            </text:list-item>
            <text:list-item>
              <text:p text:style-name="P26">PROVINCE – provincie</text:p>
            </text:list-item>
            <text:list-item>
              <text:p text:style-name="P27">REGION</text:p>
            </text:list-item>
            <text:list-item>
              <text:p text:style-name="P16">NR_REPORTING</text:p>
            </text:list-item>
            <text:list-item>
              <text:p text:style-name="P28">TOTAL_IN – aantal in ziekenhuis</text:p>
            </text:list-item>
            <text:list-item>
              <text:p text:style-name="P28"><text:span text:style-name="T10">TOTAL_IN_ICU – aantal intensive care</text:span></text:p>
            </text:list-item>
            <text:list-item>
              <text:p text:style-name="P33"><text:span text:style-name="T10">TOTAL_IN_</text:span><text:span text:style-name="T11">RESP – aantal aan </text:span><text:span text:style-name="T12">beademingsapparaat</text:span></text:p>
            </text:list-item>
            <text:list-item>
              <text:p text:style-name="P17"><text:span text:style-name="T11">TOTAL_IN_ECM – Extracorporele membraanexygenatie (hart/long machine)</text:span> </text:p>
            </text:list-item>
            <text:list-item>
              <text:p text:style-name="P29">NEW_IN – aantal nieuwe patiënten</text:p>
            </text:list-item>
            <text:list-item>
              <text:p text:style-name="P30">NEW_OUT – aantal ziekenhuisverlaters</text:p>
            </text:list-item>
          </text:list>
        </text:list-item>
      </text:list>
      <text:p text:style-name="P31"/>
      <text:list xml:id="list160811234216164" text:continue-numbering="true" text:style-name="L1">
        <text:list-item>
          <text:p text:style-name="P3"><text:span text:style-name="T13">Aantal doden per provincie per datum per leeftijdsgroep</text:span></text:p>
          <text:list>
            <text:list-item>
              <text:p text:style-name="P4"><text:span text:style-name="T13">DATE – </text:span><text:span text:style-name="T15">datum</text:span></text:p>
            </text:list-item>
            <text:list-item>
              <text:p text:style-name="P4"><text:span text:style-name="T13">REGION – </text:span><text:span text:style-name="T15">regio</text:span></text:p>
            </text:list-item>
            <text:list-item>
              <text:p text:style-name="P4"><text:span text:style-name="T13">AGEGROUP</text:span></text:p>
              <text:list>
                <text:list-item>
                  <text:p text:style-name="P4"><text:span text:style-name="T13">Possible agegroup is not given in JS</text:span><text:span text:style-name="T14">ON</text:span></text:p>
                </text:list-item>
                <text:list-item>
                  <text:p text:style-name="P4"><text:span text:style-name="T14">‘</text:span><text:span text:style-name="T16">0-24’,</text:span><text:span text:style-name="T14">‘</text:span><text:span text:style-name="T16">25-44</text:span><text:span text:style-name="T14">’,‘</text:span><text:span text:style-name="T15">45-64</text:span><text:span text:style-name="T14">’,’</text:span><text:span text:style-name="T15">65-74</text:span><text:span text:style-name="T14">’,‘</text:span><text:span text:style-name="T15">75-84’,’85+’</text:span></text:p>
                </text:list-item>
              </text:list>
            </text:list-item>
            <text:list-item>
              <text:p text:style-name="P5"><text:span text:style-name="T15">S</text:span><text:span text:style-name="T13">EX – geslacht</text:span></text:p>
            </text:list-item>
            <text:list-item>
              <text:p text:style-name="P6"><text:span text:style-name="T14">D</text:span><text:span text:style-name="T13">EATHS – </text:span><text:span text:style-name="T17">aantal doden</text:span></text:p>
            </text:list-item>
          </text:list>
        </text:list-item>
      </text:list>
      <text:p text:style-name="P7"><text:span text:style-name="T17"/></text:p>
      <text:list xml:id="list160811250055451" text:continue-numbering="true" text:style-name="L1">
        <text:list-item>
          <text:p text:style-name="P6"><text:span text:style-name="T17">TestInfo per provincie</text:span></text:p>
          <text:list>
            <text:list-item>
              <text:p text:style-name="P8"><text:span text:style-name="T17">D</text:span><text:span text:style-name="T13">ATE</text:span></text:p>
            </text:list-item>
            <text:list-item>
              <text:p text:style-name="P8"><text:span text:style-name="T13">PROVINCE</text:span></text:p>
              <text:list>
                <text:list-item>
                  <text:p text:style-name="P8"><text:span text:style-name="T13">Soms test zonder provincie &amp; regio</text:span></text:p>
                </text:list-item>
              </text:list>
            </text:list-item>
            <text:list-item>
              <text:p text:style-name="P8"><text:span text:style-name="T13">REGION</text:span></text:p>
              <text:list>
                <text:list-item>
                  <text:p text:style-name="P8"><text:span text:style-name="T13">Soms test zonder provincie &amp; regio</text:span></text:p>
                </text:list-item>
              </text:list>
            </text:list-item>
            <text:list-item>
              <text:p text:style-name="P8"><text:span text:style-name="T13">TESTS_ALL</text:span></text:p>
            </text:list-item>
            <text:list-item>
              <text:p text:style-name="P8"><text:span text:style-name="T13">TESTS_ALL_PO</text:span><text:span text:style-name="T18">S</text:span></text:p>
            </text:list-item>
          </text:list>
        </text:list-item>
      </text:list>
      <text:p text:style-name="P9"><text:span text:style-name="T18"/></text:p>
      <text:p text:style-name="P13">2. Setup correct DB in env</text:p>
      <text:list xml:id="list3164039284" text:style-name="L2">
        <text:list-item>
          <text:p text:style-name="P34"><text:span text:style-name="Source_20_Text"><text:span text:style-name="T41">(covid1) $ sudo nano /etc/mysql/my.cnf</text:span></text:span></text:p>
          <text:list>
            <text:list-item>
              <text:p text:style-name="P34"><text:span text:style-name="Source_20_Text"><text:span text:style-name="T41">add:</text:span></text:span></text:p>
            </text:list-item>
          </text:list>
        </text:list-item>
      </text:list>
      <text:p text:style-name="P37"><text:span text:style-name="Source_20_Text"><text:span text:style-name="T41">[client]</text:span></text:span></text:p>
      <text:p text:style-name="P37"><text:span text:style-name="Source_20_Text"><text:span text:style-name="T41">database = </text:span></text:span><text:span text:style-name="Source_20_Text"><text:span text:style-name="T42">coviddb</text:span></text:span></text:p>
      <text:p text:style-name="P37"><text:span text:style-name="Source_20_Text"><text:span text:style-name="T41">user = djangouser</text:span></text:span></text:p>
      <text:p text:style-name="P37"><text:span text:style-name="Source_20_Text"><text:span text:style-name="T41">password = </text:span></text:span><text:span text:style-name="Source_20_Text"><text:span text:style-name="T47">bartsimons</text:span></text:span></text:p>
      <text:p text:style-name="P37"><text:span text:style-name="Source_20_Text"><text:span text:style-name="T41">default-character-set = utf8</text:span></text:span></text:p>
      <text:list xml:id="list2122558653" text:style-name="L4">
        <text:list-item>
          <text:p text:style-name="P35"><text:span text:style-name="Source_20_Text"><text:span text:style-name="T41">(covid1) $ sudo systemctl daemon-reload</text:span></text:span></text:p>
        </text:list-item>
        <text:list-item>
          <text:p text:style-name="P35"><text:span text:style-name="Source_20_Text"><text:span text:style-name="T43">(covi</text:span></text:span><text:span text:style-name="Source_20_Text"><text:span text:style-name="T44">d</text:span></text:span><text:span text:style-name="Source_20_Text"><text:span text:style-name="T43">1) $ <text:s/></text:span></text:span><text:span text:style-name="Source_20_Text"><text:span text:style-name="T41">sudo systemctl restart mysql</text:span></text:span></text:p>
        </text:list-item>
        <text:list-item>
          <text:p text:style-name="P35"><text:span text:style-name="Source_20_Text"><text:span text:style-name="T41">(covid1) $ python manage.py migrate</text:span></text:span></text:p>
        </text:list-item>
      </text:list>
      <text:p text:style-name="P15"><text:span text:style-name="Source_20_Text"><text:span text:style-name="T41"/></text:span></text:p>
      <text:p text:style-name="P36"><text:span text:style-name="Source_20_Text"><text:span text:style-name="T46">MAKE SURE TO:</text:span></text:span></text:p>
      <text:p text:style-name="P10"><text:span text:style-name="Source_20_Text"><text:span text:style-name="T28">mysql&gt; GRANT ALL ON covid</text:span></text:span><text:span text:style-name="Source_20_Text"><text:span text:style-name="T32">db</text:span></text:span><text:span text:style-name="Source_20_Text"><text:span text:style-name="T28">.* TO 'djangouser'@'%';</text:span></text:span></text:p>
      <text:p text:style-name="P10"><text:span text:style-name="Source_20_Text"><text:span text:style-name="T28"/></text:span></text:p>
      <text:p text:style-name="P11"><text:span text:style-name="Source_20_Text"><text:span text:style-name="T33">SUCCES</text:span></text:span></text:p>
      <text:p text:style-name="P12"><text:span text:style-name="T24">3.</text:span> Read JSON into My<text:span text:style-name="T1">SQL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3:46:02.940857474</meta:creation-date>
    <dc:date>2020-11-30T16:08:09.958255958</dc:date>
    <meta:editing-duration>PT2H10M6S</meta:editing-duration>
    <meta:editing-cycles>44</meta:editing-cycles>
    <meta:generator>LibreOffice/6.4.6.2$Linux_X86_64 LibreOffice_project/40$Build-2</meta:generator>
    <meta:document-statistic meta:table-count="0" meta:image-count="0" meta:object-count="0" meta:page-count="2" meta:paragraph-count="59" meta:word-count="260" meta:character-count="1681" meta:non-whitespace-character-count="1503"/>
  </office:meta>
</office:document-meta>
</file>